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fd701" officeooo:paragraph-rsid="000fd701"/>
    </style:style>
    <style:style style:name="P2" style:family="paragraph" style:parent-style-name="Standard">
      <style:paragraph-properties fo:text-align="center" style:justify-single-word="false"/>
      <style:text-properties officeooo:rsid="000fd701" officeooo:paragraph-rsid="000fd701"/>
    </style:style>
    <style:style style:name="P3" style:family="paragraph" style:parent-style-name="Standard">
      <style:paragraph-properties fo:text-align="start" style:justify-single-word="false"/>
      <style:text-properties officeooo:rsid="000fd701" officeooo:paragraph-rsid="000fd701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0fd7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2">3ème – Test du 9 septembre 2024</text:p>
      <text:p text:style-name="P2"/>
      <text:p text:style-name="P3">Citer les critères de divisibilité par 2, 3, 5, 9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  <text:p text:style-name="P3"/>
      <text:p text:style-name="P3">-------------------------------------------------------------------------------------------------------------------------------</text:p>
      <text:p text:style-name="P3"/>
      <text:p text:style-name="P1">Nom :</text:p>
      <text:p text:style-name="P1">Prénom :</text:p>
      <text:p text:style-name="P1">Classe :</text:p>
      <text:p text:style-name="P2">3ème – Test du 9 septembre 2024</text:p>
      <text:p text:style-name="P2"/>
      <text:p text:style-name="P3">Citer les critères de divisibilité par 2, 3, 5, 9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3"/>
      <text:p text:style-name="P3"/>
      <text:p text:style-name="P3">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2:05:12.681000000</meta:creation-date>
    <dc:date>2024-09-06T12:07:25.338000000</dc:date>
    <meta:editing-duration>PT2M13S</meta:editing-duration>
    <meta:editing-cycles>1</meta:editing-cycles>
    <meta:document-statistic meta:table-count="2" meta:image-count="0" meta:object-count="0" meta:page-count="1" meta:paragraph-count="12" meta:word-count="48" meta:character-count="460" meta:non-whitespace-character-count="422"/>
    <meta:generator>LibreOffice/7.4.3.2$Windows_X86_64 LibreOffice_project/1048a8393ae2eeec98dff31b5c133c5f1d08b890</meta:generator>
  </office:meta>
</office:document-meta>
</file>